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1B0000003AFE70787B777C73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B" style:family="table-column">
      <style:table-column-properties style:column-width="1.416cm" style:rel-column-width="5461*"/>
    </style:style>
    <style:style style:name="Таблица2.E" style:family="table-column">
      <style:table-column-properties style:column-width="1.416cm" style:rel-column-width="5462*"/>
    </style:style>
    <style:style style:name="Таблица2.F" style:family="table-column">
      <style:table-column-properties style:column-width="2.833cm" style:rel-column-width="10922*"/>
    </style:style>
    <style:style style:name="Таблица2.G" style:family="table-column">
      <style:table-column-properties style:column-width="2.833cm" style:rel-column-width="1092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7.696cm" table:align="left"/>
    </style:style>
    <style:style style:name="Таблица3.A" style:family="table-column">
      <style:table-column-properties style:column-width="0.993cm"/>
    </style:style>
    <style:style style:name="Таблица3.B" style:family="table-column">
      <style:table-column-properties style:column-width="1.102cm"/>
    </style:style>
    <style:style style:name="Таблица3.C" style:family="table-column">
      <style:table-column-properties style:column-width="5.6cm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Quotations">
      <style:paragraph-properties fo:margin-left="0cm" fo:margin-right="1cm" fo:text-indent="0cm" style:auto-text-indent="false"/>
      <style:text-properties fo:font-weight="bold" officeooo:rsid="0010ddea" officeooo:paragraph-rsid="0010ddea" style:font-weight-asian="bold" style:font-weight-complex="bold"/>
    </style:style>
    <style:style style:name="P2" style:family="paragraph" style:parent-style-name="Quotations">
      <style:paragraph-properties fo:margin-left="0cm" fo:margin-right="1cm" fo:text-indent="0cm" style:auto-text-indent="false"/>
      <style:text-properties fo:font-weight="bold" officeooo:rsid="0011499d" officeooo:paragraph-rsid="0011499d" style:font-weight-asian="bold" style:font-weight-complex="bold"/>
    </style:style>
    <style:style style:name="P3" style:family="paragraph" style:parent-style-name="Quotations">
      <style:paragraph-properties fo:margin-left="0cm" fo:margin-right="1cm" fo:text-indent="0cm" style:auto-text-indent="false"/>
      <style:text-properties fo:font-weight="bold" officeooo:rsid="001359d3" officeooo:paragraph-rsid="001359d3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ru" fo:country="RU" officeooo:rsid="001d8cee" officeooo:paragraph-rsid="0010ddea"/>
    </style:style>
    <style:style style:name="P6" style:family="paragraph" style:parent-style-name="Table_20_Contents">
      <style:text-properties fo:language="ru" fo:country="RU" officeooo:rsid="0011499d" officeooo:paragraph-rsid="0011499d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 officeooo:rsid="0011499d" officeooo:paragraph-rsid="0011499d"/>
    </style:style>
    <style:style style:name="P8" style:family="paragraph" style:parent-style-name="Table_20_Contents">
      <style:text-properties fo:language="ru" fo:country="RU" officeooo:rsid="001286b9" officeooo:paragraph-rsid="001286b9"/>
    </style:style>
    <style:style style:name="P9" style:family="paragraph" style:parent-style-name="Table_20_Contents">
      <style:text-properties fo:language="ru" fo:country="RU" officeooo:rsid="001359d3" officeooo:paragraph-rsid="001359d3"/>
    </style:style>
    <style:style style:name="P10" style:family="paragraph" style:parent-style-name="Text_20_body">
      <style:paragraph-properties fo:text-align="end" style:justify-single-word="false"/>
      <style:text-properties fo:language="ru" fo:country="RU" officeooo:rsid="001f3db9" officeooo:paragraph-rsid="0010ddea"/>
    </style:style>
    <style:style style:name="P11" style:family="paragraph" style:parent-style-name="Text_20_body">
      <style:paragraph-properties fo:text-align="start" style:justify-single-word="false"/>
      <style:text-properties fo:language="ru" fo:country="RU" fo:font-weight="bold" officeooo:rsid="0010ddea" officeooo:paragraph-rsid="0010ddea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d8cee" officeooo:paragraph-rsid="0010ddea"/>
    </style:style>
    <style:style style:name="P13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d8cee" officeooo:paragraph-rsid="0010ddea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10ddea"/>
    </style:style>
    <style:style style:name="P15" style:family="paragraph" style:parent-style-name="Standard">
      <style:paragraph-properties fo:text-align="center" style:justify-single-word="false"/>
      <style:text-properties fo:language="en" fo:country="US" officeooo:rsid="001d8cee" officeooo:paragraph-rsid="0010ddea"/>
    </style:style>
    <style:style style:name="P16" style:family="paragraph" style:parent-style-name="Table_20_Contents">
      <style:text-properties fo:language="en" fo:country="US" officeooo:rsid="0011499d" officeooo:paragraph-rsid="0011499d"/>
    </style:style>
    <style:style style:name="P17" style:family="paragraph" style:parent-style-name="Table_20_Contents">
      <style:text-properties fo:language="en" fo:country="US" officeooo:rsid="001286b9" officeooo:paragraph-rsid="001286b9"/>
    </style:style>
    <style:style style:name="P18" style:family="paragraph" style:parent-style-name="Table_20_Contents">
      <style:text-properties officeooo:rsid="0011499d" officeooo:paragraph-rsid="0011499d"/>
    </style:style>
    <style:style style:name="P19" style:family="paragraph" style:parent-style-name="Table_20_Contents">
      <style:text-properties officeooo:rsid="001286b9" officeooo:paragraph-rsid="001286b9"/>
    </style:style>
    <style:style style:name="P20" style:family="paragraph" style:parent-style-name="Table_20_Contents">
      <style:text-properties officeooo:rsid="001359d3" officeooo:paragraph-rsid="001359d3"/>
    </style:style>
    <style:style style:name="P21" style:family="paragraph" style:parent-style-name="Text_20_body">
      <style:paragraph-properties fo:text-align="end" style:justify-single-word="false"/>
      <style:text-properties fo:language="ru" fo:country="RU" officeooo:rsid="001f3db9" officeooo:paragraph-rsid="0010ddea"/>
    </style:style>
    <style:style style:name="P22" style:family="paragraph" style:parent-style-name="Standard">
      <style:text-properties officeooo:paragraph-rsid="001648de"/>
    </style:style>
    <style:style style:name="P23" style:family="paragraph" style:parent-style-name="Standard">
      <style:text-properties fo:language="en" fo:country="US" officeooo:rsid="001648de" officeooo:paragraph-rsid="001648de"/>
    </style:style>
    <style:style style:name="P24" style:family="paragraph" style:parent-style-name="Standard">
      <style:text-properties fo:language="ru" fo:country="RU" officeooo:rsid="001648de" officeooo:paragraph-rsid="001648de"/>
    </style:style>
    <style:style style:name="P25" style:family="paragraph" style:parent-style-name="Table_20_Contents">
      <style:text-properties fo:language="en" fo:country="US" officeooo:rsid="001648de" officeooo:paragraph-rsid="001648de"/>
    </style:style>
    <style:style style:name="P26" style:family="paragraph" style:parent-style-name="Table_20_Contents">
      <style:text-properties fo:language="en" fo:country="US" officeooo:rsid="00182a74" officeooo:paragraph-rsid="00182a74"/>
    </style:style>
    <style:style style:name="P27" style:family="paragraph" style:parent-style-name="Table_20_Contents">
      <style:text-properties fo:language="ru" fo:country="RU" officeooo:rsid="001648de" officeooo:paragraph-rsid="001648de"/>
    </style:style>
    <style:style style:name="P28" style:family="paragraph" style:parent-style-name="Table_20_Contents">
      <style:text-properties fo:language="ru" fo:country="RU" officeooo:rsid="001286b9" officeooo:paragraph-rsid="001286b9"/>
    </style:style>
    <style:style style:name="P29" style:family="paragraph" style:parent-style-name="Table_20_Contents">
      <style:text-properties officeooo:rsid="001648de" officeooo:paragraph-rsid="001648de"/>
    </style:style>
    <style:style style:name="P30" style:family="paragraph" style:parent-style-name="Table_20_Contents">
      <style:text-properties officeooo:rsid="00182a74" officeooo:paragraph-rsid="00182a74"/>
    </style:style>
    <style:style style:name="P31" style:family="paragraph" style:parent-style-name="Table_20_Contents">
      <style:text-properties officeooo:rsid="001286b9" officeooo:paragraph-rsid="001286b9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10ddea"/>
    </style:style>
    <style:style style:name="T2" style:family="text">
      <style:text-properties fo:language="ru" fo:country="RU"/>
    </style:style>
    <style:style style:name="T3" style:family="text">
      <style:text-properties officeooo:rsid="0010ddea"/>
    </style:style>
    <style:style style:name="T4" style:family="text">
      <style:text-properties officeooo:rsid="001359d3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648d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tab/>Санкт-Петербургский государственный университет телекоммуникаций им. Профессора М.А. Бонч-Бруевич</text:p>
      <text:p text:style-name="P14">Факультет ИКСС</text:p>
      <text:p text:style-name="P5"/>
      <text:p text:style-name="P5"/>
      <text:p text:style-name="P5"/>
      <text:p text:style-name="P5"/>
      <text:p text:style-name="P5"/>
      <text:p text:style-name="P12">Отчёт по лабораторной работе №<text:span text:style-name="T3">5 </text:span></text:p>
      <text:p text:style-name="P15"><text:span text:style-name="T1">Программирование вложенных циклов</text:span><text:span text:style-name="T2">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>Выполнил:</text:p>
      <text:p text:style-name="P10">студент группы ИКПИ-12</text:p>
      <text:p text:style-name="P10">Межуев Р.А</text:p>
      <text:p text:style-name="P10"/>
      <text:p text:style-name="P10"/>
      <text:p text:style-name="P10"/>
      <text:p text:style-name="P10"><text:soft-page-break/></text:p>
      <text:p text:style-name="P10"/>
      <text:p text:style-name="P11">Постановка задачи:</text:p>
      <text:p text:style-name="P11"><draw:frame draw:style-name="fr1" draw:name="Изображение1" text:anchor-type="char" svg:width="17cm" svg:height="1.24cm" draw:z-index="0"><draw:image xlink:href="Pictures/100000010000031B0000003AFE70787B777C7381.png" xlink:type="simple" xlink:show="embed" xlink:actuate="onLoad" draw:mime-type="image/png"/></draw:frame></text:p>
      <text:p text:style-name="P1">Таблица идентификаторов:</text:p>
      <table:table table:name="Таблица1" table:style-name="Таблица1">
        <table:table-column table:style-name="Таблица1.A" table:number-columns-repeated="3"/>
        <table:table-row table:style-name="TableLine2124317918032">
          <table:table-cell table:style-name="Таблица1.A1" office:value-type="string">
            <text:p text:style-name="P18">Обозначение в задаче</text:p>
          </table:table-cell>
          <table:table-cell table:style-name="Таблица1.A1" office:value-type="string">
            <text:p text:style-name="P18">Идентификатор</text:p>
          </table:table-cell>
          <table:table-cell table:style-name="Таблица1.C1" office:value-type="string">
            <text:p text:style-name="P18">Назначение</text:p>
          </table:table-cell>
        </table:table-row>
        <table:table-row table:style-name="TableLine2124317921024">
          <table:table-cell table:style-name="Таблица1.A2" office:value-type="string">
            <text:p text:style-name="P16">n</text:p>
          </table:table-cell>
          <table:table-cell table:style-name="Таблица1.A2" office:value-type="string">
            <text:p text:style-name="P16">N</text:p>
          </table:table-cell>
          <table:table-cell table:style-name="Таблица1.C2" table:number-rows-spanned="4" office:value-type="string">
            <text:p text:style-name="P7">Исходные данные</text:p>
          </table:table-cell>
        </table:table-row>
        <table:table-row table:style-name="TableLine2124317934080">
          <table:table-cell table:style-name="Таблица1.A2" office:value-type="string">
            <text:p text:style-name="P16">m</text:p>
          </table:table-cell>
          <table:table-cell table:style-name="Таблица1.A2" office:value-type="string">
            <text:p text:style-name="P16">M</text:p>
          </table:table-cell>
          <table:covered-table-cell table:style-name="Таблица1.C2"/>
        </table:table-row>
        <table:table-row table:style-name="TableLine2124317933264">
          <table:table-cell table:style-name="Таблица1.A2" office:value-type="string">
            <text:p text:style-name="P16">xn</text:p>
          </table:table-cell>
          <table:table-cell table:style-name="Таблица1.A2" office:value-type="string">
            <text:p text:style-name="P16">Xn</text:p>
          </table:table-cell>
          <table:covered-table-cell table:style-name="Таблица1.C2"/>
        </table:table-row>
        <table:table-row table:style-name="TableLine2124317931632">
          <table:table-cell table:style-name="Таблица1.A2" office:value-type="string">
            <text:p text:style-name="P16">xk</text:p>
          </table:table-cell>
          <table:table-cell table:style-name="Таблица1.A2" office:value-type="string">
            <text:p text:style-name="P16">Xk</text:p>
          </table:table-cell>
          <table:covered-table-cell table:style-name="Таблица1.C2"/>
        </table:table-row>
        <table:table-row table:style-name="TableLine2124317931904">
          <table:table-cell table:style-name="Таблица1.A2" office:value-type="string">
            <text:p text:style-name="P16">y</text:p>
          </table:table-cell>
          <table:table-cell table:style-name="Таблица1.A2" office:value-type="string">
            <text:p text:style-name="P16">Y</text:p>
          </table:table-cell>
          <table:table-cell table:style-name="Таблица1.C2" office:value-type="string">
            <text:p text:style-name="P6">Результат</text:p>
          </table:table-cell>
        </table:table-row>
        <table:table-row table:style-name="TableLine2124317933536">
          <table:table-cell table:style-name="Таблица1.A2" office:value-type="string">
            <text:p text:style-name="P16">S1</text:p>
          </table:table-cell>
          <table:table-cell table:style-name="Таблица1.A2" office:value-type="string">
            <text:p text:style-name="P16">S1</text:p>
          </table:table-cell>
          <table:table-cell table:style-name="Таблица1.C2" office:value-type="string">
            <text:p text:style-name="P18">Сумма 1</text:p>
          </table:table-cell>
        </table:table-row>
        <table:table-row table:style-name="TableLine2124317945232">
          <table:table-cell table:style-name="Таблица1.A2" office:value-type="string">
            <text:p text:style-name="P16">S2</text:p>
          </table:table-cell>
          <table:table-cell table:style-name="Таблица1.A2" office:value-type="string">
            <text:p text:style-name="P16">S2</text:p>
          </table:table-cell>
          <table:table-cell table:style-name="Таблица1.C2" office:value-type="string">
            <text:p text:style-name="P18">Сумма 2</text:p>
          </table:table-cell>
        </table:table-row>
        <table:table-row table:style-name="TableLine2124317947952">
          <table:table-cell table:style-name="Таблица1.A2" office:value-type="string">
            <text:p text:style-name="P16">k</text:p>
          </table:table-cell>
          <table:table-cell table:style-name="Таблица1.A2" office:value-type="string">
            <text:p text:style-name="P16">K</text:p>
          </table:table-cell>
          <table:table-cell table:style-name="Таблица1.C2" office:value-type="string">
            <text:p text:style-name="P18">Счётчик</text:p>
          </table:table-cell>
        </table:table-row>
        <table:table-row table:style-name="TableLine2124317934352">
          <table:table-cell table:style-name="Таблица1.A2" office:value-type="string">
            <text:p text:style-name="P16">j</text:p>
          </table:table-cell>
          <table:table-cell table:style-name="Таблица1.A2" office:value-type="string">
            <text:p text:style-name="P16">J</text:p>
          </table:table-cell>
          <table:table-cell table:style-name="Таблица1.C2" office:value-type="string">
            <text:p text:style-name="P18">Счётчик</text:p>
          </table:table-cell>
        </table:table-row>
        <table:table-row table:style-name="TableLine2124317934624">
          <table:table-cell table:style-name="Таблица1.A2" office:value-type="string">
            <text:p text:style-name="P16">dx</text:p>
          </table:table-cell>
          <table:table-cell table:style-name="Таблица1.A2" office:value-type="string">
            <text:p text:style-name="P16">dx</text:p>
          </table:table-cell>
          <table:table-cell table:style-name="Таблица1.C2" office:value-type="string">
            <text:p text:style-name="P18">Разность</text:p>
          </table:table-cell>
        </table:table-row>
      </table:table>
      <text:p text:style-name="P1"/>
      <text:p text:style-name="P2">Таблица вычислений:</text:p>
      <table:table table:name="Таблица2" table:style-name="Таблица2">
        <table:table-column table:style-name="Таблица2.A"/>
        <table:table-column table:style-name="Таблица2.B" table:number-columns-repeated="3"/>
        <table:table-column table:style-name="Таблица2.E"/>
        <table:table-column table:style-name="Таблица2.F"/>
        <table:table-column table:style-name="Таблица2.G"/>
        <table:table-row table:style-name="TableLine2124603664592">
          <table:table-cell table:style-name="Таблица2.A1" table:number-rows-spanned="2" office:value-type="string">
            <text:p text:style-name="P19">Назначение набора данных</text:p>
          </table:table-cell>
          <table:table-cell table:style-name="Таблица2.A1" table:number-columns-spanned="4" office:value-type="string">
            <text:p text:style-name="P19">Набор данных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9">Результат вычислений</text:p>
          </table:table-cell>
          <table:covered-table-cell/>
        </table:table-row>
        <table:table-row table:style-name="TableLine2124603673296">
          <table:covered-table-cell table:style-name="Таблица2.A2"/>
          <table:table-cell table:style-name="Таблица2.A2" office:value-type="string">
            <text:p text:style-name="P17">xn</text:p>
          </table:table-cell>
          <table:table-cell table:style-name="Таблица2.A2" office:value-type="string">
            <text:p text:style-name="P17">xk</text:p>
          </table:table-cell>
          <table:table-cell table:style-name="Таблица2.A2" office:value-type="string">
            <text:p text:style-name="P17">n</text:p>
          </table:table-cell>
          <table:table-cell table:style-name="Таблица2.A2" office:value-type="string">
            <text:p text:style-name="P17">m</text:p>
          </table:table-cell>
          <table:table-cell table:style-name="Таблица2.A2" office:value-type="string">
            <text:p text:style-name="P20">Ручных</text:p>
          </table:table-cell>
          <table:table-cell table:style-name="Таблица2.G2" office:value-type="string">
            <text:p text:style-name="P20">Машинных</text:p>
          </table:table-cell>
        </table:table-row>
        <table:table-row table:style-name="TableLine2124603674112">
          <table:table-cell table:style-name="Таблица2.A2" table:number-rows-spanned="3" office:value-type="string">
            <text:p text:style-name="P8">Контрольный</text:p>
          </table:table-cell>
          <table:table-cell table:style-name="Таблица2.A2" table:number-rows-spanned="3" office:value-type="string">
            <text:p text:style-name="P19">1</text:p>
          </table:table-cell>
          <table:table-cell table:style-name="Таблица2.A2" table:number-rows-spanned="3" office:value-type="string">
            <text:p text:style-name="P19">3</text:p>
          </table:table-cell>
          <table:table-cell table:style-name="Таблица2.A2" table:number-rows-spanned="3" office:value-type="string">
            <text:p text:style-name="P19">3</text:p>
          </table:table-cell>
          <table:table-cell table:style-name="Таблица2.A2" table:number-rows-spanned="3" office:value-type="string">
            <text:p text:style-name="P19">3</text:p>
          </table:table-cell>
          <table:table-cell table:style-name="Таблица2.A2" office:value-type="string">
            <text:p text:style-name="P26">64</text:p>
          </table:table-cell>
          <table:table-cell table:style-name="Таблица2.G2" office:value-type="string">
            <text:p text:style-name="P30">64.<text:span text:style-name="T5">000</text:span></text:p>
          </table:table-cell>
        </table:table-row>
        <table:table-row table:style-name="TableLine2124603674112">
          <table:covered-table-cell table:style-name="Таблица2.A2"/>
          <table:covered-table-cell table:style-name="Таблица2.A2"/>
          <table:covered-table-cell table:style-name="Таблица2.A2"/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26">142</text:p>
          </table:table-cell>
          <table:table-cell table:style-name="Таблица2.G2" office:value-type="string">
            <text:p text:style-name="P26">142.000</text:p>
          </table:table-cell>
        </table:table-row>
        <table:table-row table:style-name="TableLine2124603674112">
          <table:covered-table-cell table:style-name="Таблица2.A2"/>
          <table:covered-table-cell table:style-name="Таблица2.A2"/>
          <table:covered-table-cell table:style-name="Таблица2.A2"/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P26">248</text:p>
          </table:table-cell>
          <table:table-cell table:style-name="Таблица2.G2" office:value-type="string">
            <text:p text:style-name="P26">248.000</text:p>
          </table:table-cell>
        </table:table-row>
        <table:table-row table:style-name="TableLine2124603673568">
          <table:table-cell table:style-name="Таблица2.A2" table:number-rows-spanned="3" office:value-type="string">
            <text:p text:style-name="P19">Рабочий</text:p>
          </table:table-cell>
          <table:table-cell table:style-name="Таблица2.A2" table:number-rows-spanned="3" office:value-type="string">
            <text:p text:style-name="P19">3</text:p>
          </table:table-cell>
          <table:table-cell table:style-name="Таблица2.A2" table:number-rows-spanned="3" office:value-type="string">
            <text:p text:style-name="P19">8</text:p>
          </table:table-cell>
          <table:table-cell table:style-name="Таблица2.A2" table:number-rows-spanned="3" office:value-type="string">
            <text:p text:style-name="P19">15</text:p>
          </table:table-cell>
          <table:table-cell table:style-name="Таблица2.A2" table:number-rows-spanned="3" office:value-type="string">
            <text:p text:style-name="P19">10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G2" office:value-type="string">
            <text:p text:style-name="Table_20_Contents">1037845895.000</text:p>
          </table:table-cell>
        </table:table-row>
        <table:table-row table:style-name="TableLine2124603673568">
          <table:covered-table-cell table:style-name="Таблица2.A2"/>
          <table:covered-table-cell table:style-name="Таблица2.A2"/>
          <table:covered-table-cell table:style-name="Таблица2.A2"/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Table_20_Contents"/>
          </table:table-cell>
          <table:table-cell table:style-name="Таблица2.G2" office:value-type="string">
            <text:p text:style-name="Table_20_Contents">1657488920.088</text:p>
          </table:table-cell>
        </table:table-row>
        <table:table-row table:style-name="TableLine2124603673568">
          <table:covered-table-cell table:style-name="Таблица2.A2"/>
          <table:covered-table-cell table:style-name="Таблица2.A2"/>
          <table:covered-table-cell table:style-name="Таблица2.A2"/>
          <table:covered-table-cell table:style-name="Таблица2.A2"/>
          <table:covered-table-cell table:style-name="Таблица2.A2"/>
          <table:table-cell table:style-name="Таблица2.A2" office:value-type="string">
            <text:p text:style-name="Table_20_Contents"/>
          </table:table-cell>
          <table:table-cell table:style-name="Таблица2.G2" office:value-type="string">
            <text:p text:style-name="Table_20_Contents">2585009506.847</text:p>
          </table:table-cell>
        </table:table-row>
      </table:table>
      <text:p text:style-name="P2"/>
      <text:p text:style-name="P2"><text:soft-page-break/></text:p>
      <text:p text:style-name="P2"/>
      <text:p text:style-name="P2"/>
      <text:p text:style-name="P3">Код программы:</text:p>
      <text:p text:style-name="P22">#include &lt;stdio.h&gt;<text:line-break/>#include &lt;math.h&gt;<text:line-break/><text:line-break/>int main() {<text:line-break/> <text:s text:c="3"/>double x, n, m, S1, S2, xn, xk, y, k, j, dx, z;<text:line-break/> <text:s text:c="3"/>m = 10;<text:line-break/> <text:s text:c="3"/>printf("Vvedite nachalniy x: ");<text:line-break/> <text:s text:c="3"/>scanf("%lf", &amp;xn);<text:line-break/> <text:s text:c="3"/>//xn = 3;<text:line-break/> <text:s text:c="3"/>xk = 8;<text:line-break/> <text:s text:c="3"/>n = 15;<text:line-break/> <text:s text:c="3"/>z = 0;</text:p>
      <text:p text:style-name="P22"><text:line-break/> <text:s text:c="3"/>dx = (xk-xn)/(n-1);<text:line-break/> <text:s text:c="3"/>for (j = 1; j &lt;= m; j++) {<text:line-break/> <text:s text:c="7"/>S2 = S2 + (pow(j, 3));<text:line-break/> <text:s text:c="3"/>}<text:line-break/> <text:s text:c="3"/>for(x=xn;x&lt;=xk;x+=dx) {<text:line-break/> <text:s text:c="7"/>S1 = 1;<text:line-break/> <text:s text:c="7"/>for (k = 1; k &lt;= m; k++) {<text:line-break/> <text:s text:c="11"/>S1 *= (x + k);<text:line-break/> <text:s text:c="7"/>}<text:line-break/> <text:s text:c="7"/>y = 2 * pow(x, 2) + S1 + x * S2 + 2;<text:line-break/><text:line-break/> <text:s text:c="7"/>z++;<text:line-break/> <text:s text:c="7"/>printf("%1.0f y(%1.3f) = %1.3f \n",z, x, y);<text:line-break/> <text:s text:c="3"/>}<text:line-break/><text:line-break/>}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<text:span text:style-name="T4">Д</text:span>иаграмма <text:span text:style-name="T4">Н</text:span>асси-<text:span text:style-name="T4">Ш</text:span>нейдермана: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TableLine2124603799232">
          <table:table-cell table:style-name="Таблица3.A1" table:number-columns-spanned="3" office:value-type="string">
            <text:p text:style-name="P27">Ввод <text:span text:style-name="T5">xn, xk, dx n,m, S2</text:span></text:p>
          </table:table-cell>
          <table:covered-table-cell/>
          <table:covered-table-cell/>
        </table:table-row>
        <table:table-row table:style-name="TableLine2124603799232">
          <table:table-cell table:style-name="Таблица3.A2" table:number-columns-spanned="3" office:value-type="string">
            <text:p text:style-name="P25"><text:s/>for (j = 1; j &lt;= m; j++)</text:p>
          </table:table-cell>
          <table:covered-table-cell/>
          <table:covered-table-cell/>
        </table:table-row>
        <table:table-row table:style-name="TableLine2124603799232">
          <table:table-cell table:style-name="Таблица3.A3" office:value-type="string">
            <text:p text:style-name="Table_20_Contents"/>
          </table:table-cell>
          <table:table-cell table:style-name="Таблица3.A2" table:number-columns-spanned="2" office:value-type="string">
            <text:p text:style-name="P22">S2 = S2 + (pow(j, 3))</text:p>
          </table:table-cell>
          <table:covered-table-cell/>
        </table:table-row>
        <table:table-row table:style-name="TableLine2124603799232">
          <table:table-cell table:style-name="Таблица3.A2" table:number-columns-spanned="3" office:value-type="string">
            <text:p text:style-name="P23">for(x=xn;x&lt;=xk;x+=dx)</text:p>
          </table:table-cell>
          <table:covered-table-cell/>
          <table:covered-table-cell/>
        </table:table-row>
        <table:table-row table:style-name="TableLine2124603799232">
          <table:table-cell table:style-name="Таблица3.A3" office:value-type="string">
            <text:p text:style-name="Table_20_Contents"/>
          </table:table-cell>
          <table:table-cell table:style-name="Таблица3.A2" table:number-columns-spanned="2" office:value-type="string">
            <text:p text:style-name="P22">S1 = 1;</text:p>
          </table:table-cell>
          <table:covered-table-cell/>
        </table:table-row>
        <table:table-row table:style-name="TableLine2124603799232">
          <table:table-cell table:style-name="Таблица3.A3" office:value-type="string">
            <text:p text:style-name="Table_20_Contents"/>
          </table:table-cell>
          <table:table-cell table:style-name="Таблица3.A2" table:number-columns-spanned="2" office:value-type="string">
            <text:p text:style-name="P22">for (k = 1; k &lt;= m; k++)</text:p>
          </table:table-cell>
          <table:covered-table-cell/>
        </table:table-row>
        <table:table-row table:style-name="TableLine2124603799232">
          <table:table-cell table:style-name="Таблица3.A3" table:number-columns-spanned="2" office:value-type="string">
            <text:p text:style-name="Table_20_Contents"/>
          </table:table-cell>
          <table:covered-table-cell/>
          <table:table-cell table:style-name="Таблица3.A2" office:value-type="string">
            <text:p text:style-name="P22">S1 *= (x + k)</text:p>
          </table:table-cell>
        </table:table-row>
        <table:table-row table:style-name="TableLine2124603799232">
          <table:table-cell table:style-name="Таблица3.A3" office:value-type="string">
            <text:p text:style-name="Table_20_Contents"/>
          </table:table-cell>
          <table:table-cell table:style-name="Таблица3.A2" table:number-columns-spanned="2" office:value-type="string">
            <text:p text:style-name="P22">y = 2 * pow(x, 2) + S1 + x * S2 + 2</text:p>
          </table:table-cell>
          <table:covered-table-cell/>
        </table:table-row>
        <table:table-row table:style-name="TableLine2124603799232">
          <table:table-cell table:style-name="Таблица3.A3" office:value-type="string">
            <text:p text:style-name="Table_20_Contents"/>
          </table:table-cell>
          <table:table-cell table:style-name="Таблица3.A2" table:number-columns-spanned="2" office:value-type="string">
            <text:p text:style-name="P24">Вывод <text:span text:style-name="T5">Y</text:span></text:p>
          </table:table-cell>
          <table:covered-table-cell/>
        </table:table-row>
        <table:table-row table:style-name="TableLine2124603799232">
          <table:table-cell table:style-name="Таблица3.A2" table:number-columns-spanned="3" office:value-type="string">
            <text:p text:style-name="P29">Останов</text:p>
          </table:table-cell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4</text:page-number></text:p>
      </style:header>
      <style:header-first>
        <text:p text:style-name="Header"/>
      </style:header-first>
      <style:footer>
        <text:p text:style-name="Footer"><text:page-number text:select-page="current">4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5T15:37:21.571000000</dc:date>
    <meta:editing-duration>PT12M34S</meta:editing-duration>
    <meta:editing-cycles>3</meta:editing-cycles>
    <meta:generator>LibreOffice/7.2.1.2$Windows_X86_64 LibreOffice_project/87b77fad49947c1441b67c559c339af8f3517e22</meta:generator>
    <meta:document-statistic meta:table-count="3" meta:image-count="1" meta:object-count="0" meta:page-count="4" meta:paragraph-count="87" meta:word-count="264" meta:character-count="1370" meta:non-whitespace-character-count="1064"/>
  </office:meta>
</office:document-meta>
</file>